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1</text:p>
          </table:table-cell>
          <table:table-cell table:formula="of:=[.F2]" office:value-type="string" office:string-value="3100" calcext:value-type="string">
            <text:p>3100</text:p>
          </table:table-cell>
          <table:table-cell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6]" office:value-type="string" office:string-value="3500" calcext:value-type="string">
            <text:p>3500</text:p>
          </table:table-cell>
          <table:table-cell office:value-type="float" office:value="800" calcext:value-type="float">
            <text:p>800</text:p>
          </table:table-cell>
          <table:table-cell table:formula="of:=HEX2DEC([.B7])" office:value-type="float" office:value="13568" calcext:value-type="float">
            <text:p>13568</text:p>
          </table:table-cell>
          <table:table-cell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3D00" calcext:value-type="string">
            <text:p>3D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7]" office:value-type="string" office:string-value="3D00" calcext:value-type="string">
            <text:p>3D00</text:p>
          </table:table-cell>
          <table:table-cell office:value-type="string" calcext:value-type="string">
            <text:p>AAC</text:p>
          </table:table-cell>
          <table:table-cell table:formula="of:=HEX2DEC([.B8])" office:value-type="float" office:value="15616" calcext:value-type="float">
            <text:p>15616</text:p>
          </table:table-cell>
          <table:table-cell table:formula="of:=HEX2DEC([.C8])" office:value-type="float" office:value="2732" calcext:value-type="float">
            <text:p>2732</text:p>
          </table:table-cell>
          <table:table-cell table:formula="of:=DEC2HEX([.D8]+[.E8])" office:value-type="string" office:string-value="47AC" calcext:value-type="string">
            <text:p>47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8]" office:value-type="string" office:string-value="47AC" calcext:value-type="string">
            <text:p>47AC</text:p>
          </table:table-cell>
          <table:table-cell table:style-name="ce19" office:value-type="float" office:value="54" calcext:value-type="float">
            <text:p>54</text:p>
          </table:table-cell>
          <table:table-cell table:style-name="ce3" table:formula="of:=HEX2DEC([.B9])" office:value-type="float" office:value="18348" calcext:value-type="float">
            <text:p>18348</text:p>
          </table:table-cell>
          <table:table-cell table:style-name="ce3" table:formula="of:=HEX2DEC([.C9])" office:value-type="float" office:value="84" calcext:value-type="float">
            <text:p>84</text:p>
          </table:table-cell>
          <table:table-cell table:style-name="ce29" table:formula="of:=DEC2HEX([.D9]+[.E9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style-name="ce15" table:formula="of:=[.F9]" office:value-type="string" office:string-value="4800" calcext:value-type="string">
            <text:p>4800</text:p>
          </table:table-cell>
          <table:table-cell table:formula="of:=DEC2HEX([.E10])" office:value-type="string" office:string-value="2000" calcext:value-type="string">
            <text:p>2000</text:p>
          </table:table-cell>
          <table:table-cell table:formula="of:=HEX2DEC([.B10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0]+[.E10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0]" office:value-type="string" office:string-value="6800" calcext:value-type="string">
            <text:p>6800</text:p>
          </table:table-cell>
          <table:table-cell table:formula="of:=DEC2HEX([.E11])" office:value-type="string" office:string-value="1C00" calcext:value-type="string">
            <text:p>1C00</text:p>
          </table:table-cell>
          <table:table-cell table:formula="of:=HEX2DEC([.B11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1]+[.E11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1]" office:value-type="string" office:string-value="8400" calcext:value-type="string">
            <text:p>8400</text:p>
          </table:table-cell>
          <table:table-cell table:formula="of:=DEC2HEX([.E12])" office:value-type="string" office:string-value="1400" calcext:value-type="string">
            <text:p>1400</text:p>
          </table:table-cell>
          <table:table-cell table:formula="of:=HEX2DEC([.B12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2]+[.E12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2]" office:value-type="string" office:string-value="9800" calcext:value-type="string">
            <text:p>9800</text:p>
          </table:table-cell>
          <table:table-cell table:formula="of:=DEC2HEX([.E13])" office:value-type="string" office:string-value="2000" calcext:value-type="string">
            <text:p>2000</text:p>
          </table:table-cell>
          <table:table-cell table:formula="of:=HEX2DEC([.B13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3]+[.E13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3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4])" office:value-type="float" office:value="47104" calcext:value-type="float">
            <text:p>47104</text:p>
          </table:table-cell>
          <table:table-cell table:style-name="ce4" table:formula="of:=HEX2DEC([.C14])" office:value-type="float" office:value="0" calcext:value-type="float">
            <text:p>0</text:p>
          </table:table-cell>
          <table:table-cell table:style-name="ce30"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formula="of:=[.F14]" office:value-type="string" office:string-value="B800" calcext:value-type="string">
            <text:p>B800</text:p>
          </table:table-cell>
          <table:table-cell table:formula="of:=DEC2HEX([.E15])" office:value-type="string" office:string-value="4B0" calcext:value-type="string">
            <text:p>4B0</text:p>
          </table:table-cell>
          <table:table-cell table:formula="of:=HEX2DEC([.B15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5]+[.E15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5]" office:value-type="string" office:string-value="BCB0" calcext:value-type="string">
            <text:p>BCB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6]" office:value-type="string" office:string-value="C160" calcext:value-type="string">
            <text:p>C16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7]" office:value-type="string" office:string-value="C610" calcext:value-type="string">
            <text:p>C61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8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19])" office:value-type="float" office:value="51904" calcext:value-type="float">
            <text:p>51904</text:p>
          </table:table-cell>
          <table:table-cell table:style-name="ce4" table:formula="of:=HEX2DEC([.C19])" office:value-type="float" office:value="64" calcext:value-type="float">
            <text:p>64</text:p>
          </table:table-cell>
          <table:table-cell table:style-name="ce30" table:formula="of:=DEC2HEX([.D19]+[.E19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0])" office:value-type="string" office:string-value="CB00" calcext:value-type="string">
            <text:p>CB00</text:p>
          </table:table-cell>
          <table:table-cell table:style-name="ce62" office:value-type="float" office:value="500" calcext:value-type="float">
            <text:p>500</text:p>
          </table:table-cell>
          <table:table-cell table:style-name="ce51" table:formula="of:=[.D19]+[.E19]" office:value-type="float" office:value="51968" calcext:value-type="float">
            <text:p>51968</text:p>
          </table:table-cell>
          <table:table-cell table:style-name="ce51" table:formula="of:=HEX2DEC([.C20])" office:value-type="float" office:value="1280" calcext:value-type="float">
            <text:p>1280</text:p>
          </table:table-cell>
          <table:table-cell table:style-name="ce67" table:formula="of:=DEC2HEX([.D20]+[.E20])" office:value-type="string" office:string-value="D000" calcext:value-type="string">
            <text:p>D0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1])" office:value-type="float" office:value="53248" calcext:value-type="float">
            <text:p>53248</text:p>
          </table:table-cell>
          <table:table-cell table:style-name="ce52" table:formula="of:=HEX2DEC([.C21])" office:value-type="float" office:value="2048" calcext:value-type="float">
            <text:p>2048</text:p>
          </table:table-cell>
          <table:table-cell table:style-name="ce66" table:formula="of:=DEC2HEX([.D21]+[.E21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21]" office:value-type="string" office:string-value="D800" calcext:value-type="string">
            <text:p>D8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2])" office:value-type="float" office:value="55296" calcext:value-type="float">
            <text:p>55296</text:p>
          </table:table-cell>
          <table:table-cell table:style-name="ce64" table:formula="of:=HEX2DEC([.C22])" office:value-type="float" office:value="1024" calcext:value-type="float">
            <text:p>1024</text:p>
          </table:table-cell>
          <table:table-cell table:style-name="ce68" table:formula="of:=DEC2HEX([.D22]+[.E22])" office:value-type="string" office:string-value="DC00" calcext:value-type="string">
            <text:p>DC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22]" office:value-type="string" office:string-value="DC00" calcext:value-type="string">
            <text:p>DC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23])" office:value-type="float" office:value="56320" calcext:value-type="float">
            <text:p>56320</text:p>
          </table:table-cell>
          <table:table-cell table:style-name="ce4" table:formula="of:=HEX2DEC([.C23])" office:value-type="float" office:value="0" calcext:value-type="float">
            <text:p>0</text:p>
          </table:table-cell>
          <table:table-cell table:style-name="ce30" table:formula="of:=DEC2HEX([.D23]+[.E23])" office:value-type="string" office:string-value="DC00" calcext:value-type="string">
            <text:p>DC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4])" office:value-type="string" office:string-value="DC00" calcext:value-type="string">
            <text:p>DC00</text:p>
          </table:table-cell>
          <table:table-cell table:style-name="ce62" office:value-type="string" calcext:value-type="string">
            <text:p>C00</text:p>
          </table:table-cell>
          <table:table-cell table:style-name="ce51" table:formula="of:=[.D23]+[.E23]" office:value-type="float" office:value="56320" calcext:value-type="float">
            <text:p>56320</text:p>
          </table:table-cell>
          <table:table-cell table:style-name="ce51" table:formula="of:=HEX2DEC([.C24])" office:value-type="float" office:value="3072" calcext:value-type="float">
            <text:p>3072</text:p>
          </table:table-cell>
          <table:table-cell table:style-name="ce67" table:formula="of:=DEC2HEX([.D24]+[.E24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800</text:p>
          </table:table-cell>
          <table:table-cell table:style-name="ce63" table:formula="of:=DEC2HEX([.E25])" office:value-type="string" office:string-value="528" calcext:value-type="string">
            <text:p>528</text:p>
          </table:table-cell>
          <table:table-cell table:style-name="ce64" table:formula="of:=HEX2DEC([.B25])" office:value-type="float" office:value="59392" calcext:value-type="float">
            <text:p>5939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5]+[.E25])" office:value-type="string" office:string-value="ED28" calcext:value-type="string">
            <text:p>ED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6])" office:value-type="string" office:string-value="ED28" calcext:value-type="string">
            <text:p>ED28</text:p>
          </table:table-cell>
          <table:table-cell table:style-name="ce62" office:value-type="string" calcext:value-type="string">
            <text:p>0d8</text:p>
          </table:table-cell>
          <table:table-cell table:style-name="ce51" table:formula="of:=[.D25]+[.E25]" office:value-type="float" office:value="60712" calcext:value-type="float">
            <text:p>60712</text:p>
          </table:table-cell>
          <table:table-cell table:style-name="ce51" table:formula="of:=HEX2DEC([.C26])" office:value-type="float" office:value="216" calcext:value-type="float">
            <text:p>216</text:p>
          </table:table-cell>
          <table:table-cell table:style-name="ce67" table:formula="of:=DEC2HEX([.D26]+[.E26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7])" office:value-type="float" office:value="60928" calcext:value-type="float">
            <text:p>60928</text:p>
          </table:table-cell>
          <table:table-cell table:style-name="ce52" table:formula="of:=HEX2DEC([.C27])" office:value-type="float" office:value="511" calcext:value-type="float">
            <text:p>511</text:p>
          </table:table-cell>
          <table:table-cell table:style-name="ce66" table:formula="of:=DEC2HEX([.D27]+[.E27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8:15:43.45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25T18:42:06.330000000</dc:date>
    <meta:editing-duration>P1DT8H42M45S</meta:editing-duration>
    <meta:editing-cycles>40</meta:editing-cycles>
    <meta:generator>LibreOffice/6.2.4.2$Windows_X86_64 LibreOffice_project/2412653d852ce75f65fbfa83fb7e7b669a126d64</meta:generator>
    <meta:document-statistic meta:table-count="1" meta:cell-count="162" meta:object-count="0"/>
  </office:meta>
</office:document-meta>
</file>